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Code Pro" svg:font-family="'Source Code Pro'"/>
    <style:font-face style:name="Inconsolata" svg:font-family="Inconsolata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Inconsolata" fo:font-size="12pt" style:font-size-asian="12pt" style:font-size-complex="12pt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Inconsolata" fo:font-size="12pt" officeooo:paragraph-rsid="001bc118" style:font-size-asian="12pt" style:font-size-complex="12pt"/>
    </style:style>
    <style:style style:name="P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Inconsolata" fo:font-size="12pt" fo:font-weight="bold" style:font-size-asian="12pt" style:font-size-complex="12pt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Inconsolata" fo:font-size="12pt" style:font-size-asian="12pt" style:font-size-complex="12pt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c604b7" style:font-name="Inconsolata" fo:font-size="12pt" fo:font-weight="bold" style:font-size-asian="12pt" style:font-size-complex="12pt"/>
    </style:style>
    <style:style style:name="P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Inconsolata" fo:font-size="12pt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color="#12069c" fo:font-weight="bold"/>
    </style:style>
    <style:style style:name="T3" style:family="text">
      <style:text-properties fo:color="#d40047" fo:font-weight="bold"/>
    </style:style>
    <style:style style:name="T4" style:family="text">
      <style:text-properties fo:color="#c604b7" fo:font-weight="bold"/>
    </style:style>
    <style:style style:name="T5" style:family="text">
      <style:text-properties fo:color="#0366d6" fo:font-weight="bold" fo:background-color="#ebffe8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# </text:span><text:span text:style-name="T1">Matthew Hotchen</text:span></text:p>
      <text:p text:style-name="P3"/>
      <text:p text:style-name="P1"><text:span text:style-name="T3">* </text:span>m@mhn.me</text:p>
      <text:p text:style-name="P1"><text:span text:style-name="T3">* </text:span><text:span text:style-name="T4">[</text:span>Me<text:span text:style-name="T4">](</text:span><text:a xlink:type="simple" xlink:href="https://mhn.me/" text:style-name="Internet_20_link" text:visited-style-name="Visited_20_Internet_20_Link"><text:span text:style-name="T5">https://mhn.me</text:span></text:a><text:span text:style-name="T4">)</text:span></text:p>
      <text:p text:style-name="P1"><text:span text:style-name="T3">* </text:span><text:span text:style-name="T4">[</text:span>LinkedIn<text:span text:style-name="T4">](</text:span><text:a xlink:type="simple" xlink:href="https://www.linkedin.com/in/stdout" text:style-name="Internet_20_link" text:visited-style-name="Visited_20_Internet_20_Link"><text:span text:style-name="T5">https://www.linkedin.com/in/stdout</text:span></text:a><text:span text:style-name="T4">)</text:span></text:p>
      <text:p text:style-name="P1"><text:span text:style-name="T3">* </text:span><text:span text:style-name="T4">[</text:span>Github<text:span text:style-name="T4">](</text:span><text:a xlink:type="simple" xlink:href="https://github.com/mhotchen" text:style-name="Internet_20_link" text:visited-style-name="Visited_20_Internet_20_Link"><text:span text:style-name="T5">https://github.com/mhotchen</text:span></text:a><text:span text:style-name="T4">)</text:span></text:p>
      <text:p text:style-name="P5"/>
      <text:p text:style-name="P1"><text:span text:style-name="T2">## </text:span><text:span text:style-name="T1">Quit Genius</text:span></text:p>
      <text:p text:style-name="P3"/>
      <text:p text:style-name="P2"><text:span text:style-name="T3">* </text:span>Sep 2018 – Current: Senior Software Engineer</text:p>
      <text:p text:style-name="P2"/>
      <text:p text:style-name="P1">A seed funded turned Series A startup that helps people quit smoking via</text:p>
      <text:p text:style-name="P1">an app. We are eight people in total with a dev team of three. We have</text:p>
      <text:p text:style-name="P1">helped tens of thousands of people quit smoking. I am responsible for</text:p>
      <text:p text:style-name="P1">the backend/infrastructure.</text:p>
      <text:p text:style-name="P1"/>
      <text:p text:style-name="P1"><text:span text:style-name="T3">* </text:span>Implemented a daily facts table capturing various facts about our</text:p>
      <text:p text:style-name="P1"><text:s text:c="2"/>users each day to build visualisations around various key metrics such</text:p>
      <text:p text:style-name="P1"><text:s text:c="2"/>as our success rate at helping people quit smoking</text:p>
      <text:p text:style-name="P1"><text:span text:style-name="T3">* </text:span>Implemented a chat system for our Quit Coaches to chat with our users</text:p>
      <text:p text:style-name="P1"><text:s text:c="2"/>which dramatically improved engagement</text:p>
      <text:p text:style-name="P1"><text:span text:style-name="T3">* </text:span>Implemented a wide variety of features for both users and team members</text:p>
      <text:p text:style-name="P1"><text:s text:c="2"/>such as a health achievements system showing users their health</text:p>
      <text:p text:style-name="P1"><text:s text:c="2"/>improvements based on their previous smoking habits, a smoking diary,</text:p>
      <text:p text:style-name="P1"><text:s text:c="2"/>a dynamic content journey with multiple versions, branching out to</text:p>
      <text:p text:style-name="P1"><text:s text:c="2"/>e-cigarettes, and a pivot to B2B which has given us a viable business</text:p>
      <text:p text:style-name="P1"><text:s text:c="2"/>model</text:p>
      <text:p text:style-name="P1"><text:span text:style-name="T3">* </text:span>Improved robustness with lots of logging, an extensive BDD test suite,</text:p>
      <text:p text:style-name="P1"><text:s text:c="2"/>adoption of TypeScript, CI/CD with CircleCI and championing</text:p>
      <text:p text:style-name="P1"><text:s text:c="2"/>improvements to our planning and processes in order to simplify them</text:p>
      <text:p text:style-name="P1"><text:s text:c="2"/>and improve communication</text:p>
      <text:p text:style-name="P1"/>
      <text:p text:style-name="P1"><text:span text:style-name="T2">## </text:span><text:span text:style-name="T1">tailoring.io</text:span></text:p>
      <text:p text:style-name="P3"/>
      <text:p text:style-name="P1"><text:span text:style-name="T3">* </text:span>Apr 2018 – Sep 2018: Co-owner</text:p>
      <text:p text:style-name="P1"/>
      <text:p text:style-name="P1">A SaaS product to help tailors manage their orders, measurements and</text:p>
      <text:p text:style-name="P1">customers.</text:p>
      <text:p text:style-name="P1"/>
      <text:p text:style-name="P1"><text:span text:style-name="T3">* </text:span>Built an SPA and API so tailors can manage their customers, track</text:p>
      <text:p text:style-name="P1"><text:s text:c="2"/>orders, measurements and alterations, along with CRM like features</text:p>
      <text:p text:style-name="P1"/>
      <text:p text:style-name="P1"><text:span text:style-name="T2">## </text:span><text:span text:style-name="T1">Bfinance</text:span></text:p>
      <text:p text:style-name="P3"/>
      <text:p text:style-name="P1"><text:span text:style-name="T3">* </text:span>Feb 2018 – Apr 2018: Contract, Backend Engineer</text:p>
      <text:p text:style-name="P1"/>
      <text:p text:style-name="P1">Bfinance are a financial services company focused on offering investment</text:p>
      <text:p text:style-name="P1">advice.</text:p>
      <text:p text:style-name="P1"/>
      <text:p text:style-name="P1"><text:span text:style-name="T3">* </text:span>Given an existing API with no documentation, tests, release process or</text:p>
      <text:p text:style-name="P1"><text:s text:c="2"/>in-house knowledge and tasked with rewriting it with API compatibility</text:p>
      <text:p text:style-name="P1"><text:span text:style-name="T3">* </text:span>Built a test suite, rebuilt API, introduced Docker, the Atlassian</text:p>
      <text:p text:style-name="P1"><text:s text:c="2"/>suite, set up CI/CD using Bamboo giving the CTO control and visibility</text:p>
      <text:p text:style-name="P1"><text:s text:c="2"/>over releases</text:p>
      <text:p text:style-name="P1"/>
      <text:p text:style-name="P1"><text:span text:style-name="T2">## </text:span><text:span text:style-name="T1">Tempur Sealy</text:span></text:p>
      <text:p text:style-name="P3"/>
      <text:p text:style-name="P1"><text:span text:style-name="T3">* </text:span>May 2017 – Oct 2017: Contract, Full stack developer</text:p>
      <text:p text:style-name="P1"/>
      <text:p text:style-name="P1">Tempur Sealy is a multi-national mattress manufacturer with ~7,000</text:p>
      <text:p text:style-name="P1">employees.</text:p>
      <text:p text:style-name="P1"/>
      <text:p text:style-name="P1"><text:span text:style-name="T3">* </text:span>Took ownership of an order management system that had various sources</text:p>
      <text:p text:style-name="P1"><text:s text:c="2"/>and destinations but suffered missing features and data loss issues</text:p>
      <text:p text:style-name="P1"><text:span text:style-name="T3">* </text:span>Added test suite, fixed reliability issues, added features such as</text:p>
      <text:p text:style-name="P1"><text:s text:c="2"/>postal tracking to improve customer communication, introduced Ansible,</text:p>
      <text:p text:style-name="P1"><text:s text:c="2"/>Vagrant, Jira, helped other team members improve their development</text:p>
      <text:p text:style-name="P1"><text:s text:c="2"/>processes</text:p>
      <text:p text:style-name="P1"><text:span text:style-name="T3">* </text:span>Streamlined part of their processes by introducing ODBC for the</text:p>
      <text:p text:style-name="P1"><text:s text:c="2"/>Microsoft AX analytics team to have direct data access from Excel</text:p>
      <text:p text:style-name="P1"/>
      <text:p text:style-name="P1"><text:span text:style-name="T2">## </text:span><text:span text:style-name="T1">World First</text:span></text:p>
      <text:p text:style-name="P3"/>
      <text:p text:style-name="P1"><text:span text:style-name="T3">* </text:span>Oct 2016 – Jan 2017: Contract, Engineering chapter lead</text:p>
      <text:p text:style-name="P1"><text:span text:style-name="T3">* </text:span>Nov 2014 – May 2016: API team lead</text:p>
      <text:p text:style-name="P1"><text:span text:style-name="T3">* </text:span>Feb 2014 – Nov 2014: Senior IT Developer</text:p>
      <text:p text:style-name="P1"><text:span text:style-name="T3">* </text:span>Apr 2012 – Feb 2014: IT Developer</text:p>
      <text:p text:style-name="P1"/>
      <text:p text:style-name="P1">World First are an FX brokerage that sold for $700m in 2018. I was the</text:p>
      <text:p text:style-name="P1">12th developer and helped the company grow over 10x in revenue and 4x in</text:p>
      <text:p text:style-name="P1">staff. I won second place in an employee of the year award out of</text:p>
      <text:p text:style-name="P1">150-200 candidates for leading the i18n effort which saw monumental</text:p>
      <text:p text:style-name="P1">growth for the company in Asia.</text:p>
      <text:p text:style-name="P1"/>
      <text:p text:style-name="P1"><text:span text:style-name="T3">* </text:span>Managed a multi-disciplined team of nine. Pushed for improved</text:p>
      <text:p text:style-name="P1"><text:s text:c="2"/>standards using CI/CD, took training in Agile and helped improve the</text:p>
      <text:p text:style-name="P1"><text:s text:c="2"/>processes for the entire company, helped my team improve through</text:p>
      <text:p text:style-name="P1"><text:s text:c="2"/>regular one-to-ones and code reviews, helped organise events like</text:p>
      <text:p text:style-name="P1"><text:s text:c="2"/>hackathons, talks, and training</text:p>
      <text:p text:style-name="P1"><text:span text:style-name="T3">* </text:span>My team and I built internal APIs for trading, managing payees,</text:p>
      <text:p text:style-name="P1"><text:s text:c="2"/>managing clients and working with live market data along with a public</text:p>
      <text:p text:style-name="P1"><text:s text:c="2"/>API</text:p>
      <text:p text:style-name="P1"><text:span text:style-name="T3">* </text:span>Led the i18n efforts and also led the rebuilding of the customer</text:p>
      <text:p text:style-name="P1"><text:s text:c="2"/>onboarding system in parallel to scale out to handling the nuanced</text:p>
      <text:p text:style-name="P1"><text:s text:c="2"/>local financial/data capture rules for both B2B and B2C customers in</text:p>
      <text:p text:style-name="P1"><text:s text:c="2"/>seven countries</text:p>
      <text:p text:style-name="P1"><text:span text:style-name="T3">* </text:span>Built an up to the second rates system processing gigabytes of FIX</text:p>
      <text:p text:style-name="P1"><text:s text:c="2"/>data daily to power graphs, out of hours trading, currency converters,</text:p>
      <text:p text:style-name="P1"><text:s text:c="2"/>and quotes</text:p>
      <text:p text:style-name="P1"><text:span text:style-name="T3">* </text:span>Within months of joining took responsibility for migrating many</text:p>
      <text:p text:style-name="P1"><text:s text:c="2"/>applications from a single server to a highly available multi server</text:p>
      <text:p text:style-name="P1"><text:s text:c="2"/>setup to improve stability and help with load</text:p>
      <text:p text:style-name="P1"><text:span text:style-name="T3">* </text:span>Managed the FIX integrations, wrote trading and rates libraries and</text:p>
      <text:p text:style-name="P1"><text:s text:c="2"/>APIs, worked on the trading platform. Tens of billions USD was traded</text:p>
      <text:p text:style-name="P1"><text:s text:c="2"/>annually through the software I wrote</text:p>
      <text:p text:style-name="P1"/>
      <text:p text:style-name="P1"><text:span text:style-name="T2">## </text:span><text:span text:style-name="T1">A Suit That Fits</text:span></text:p>
      <text:p text:style-name="P3"/>
      <text:p text:style-name="P1"><text:span text:style-name="T3">* </text:span>Jun 2010 – Dec 2011: Web developer</text:p>
      <text:p text:style-name="P1"/>
      <text:p text:style-name="P1">A tailoring company with an online suit designer, appointment booking,</text:p>
      <text:p text:style-name="P1">and a technology driven process. Around 50 employees.</text:p>
      <text:p text:style-name="P1"/>
      <text:p text:style-name="P1"><text:span text:style-name="T3">* </text:span>Changed the measuring and style advice process to be more personable</text:p>
      <text:p text:style-name="P1"><text:s text:c="2"/>so customers could build a relationship with their style advisors</text:p>
      <text:p text:style-name="P1"><text:span text:style-name="T3">* </text:span>Analysed traffic data to improve conversion and retention through</text:p>
      <text:p text:style-name="P1"><text:s text:c="2"/>simplifying options and adding clarity</text:p>
      <text:p text:style-name="P1"><text:span text:style-name="T3">* </text:span>Worked closely with other teams to understand their processes and</text:p>
      <text:p text:style-name="P1"><text:s text:c="2"/>implement backoffice feature to save time and improve accuracy</text:p>
      <text:p text:style-name="P1"/>
      <text:p text:style-name="P1"><text:span text:style-name="T2">## </text:span><text:span text:style-name="T1">Include Digital</text:span></text:p>
      <text:p text:style-name="P3"/>
      <text:p text:style-name="P1"><text:span text:style-name="T3">* </text:span>Feb 2008 – Jun 2010: Web developer</text:p>
      <text:p text:style-name="P1"/>
      <text:p text:style-name="P1">Include Digital are a digital agency that took on varied projects. I was</text:p>
      <text:p text:style-name="P1">the only employee.</text:p>
      <text:p text:style-name="P1"/>
      <text:p text:style-name="P1"><text:span text:style-name="T3">* </text:span>Built Parent Power and Rich List web apps for News International</text:p>
      <text:p text:style-name="P1"><text:span text:style-name="T3">* </text:span>Built social network focused on finding travelling partners and advice</text:p>
      <text:p text:style-name="P1"><text:span text:style-name="T3">* </text:span>Built content sites and flash banner ads/games for a varied list of</text:p>
      <text:p text:style-name="P6"><text:s text:c="2"/>clients that included Lambie Nairn and Universal Record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Code Pro" svg:font-family="'Source Code Pro'"/>
    <style:font-face style:name="Inconsolata" svg:font-family="Inconsolata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62.3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16:21:37.935048218</meta:creation-date>
    <dc:date>2020-01-06T21:04:38.204668386</dc:date>
    <meta:editing-duration>PT8M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02" meta:word-count="850" meta:character-count="5277" meta:non-whitespace-character-count="4441"/>
  </office:meta>
</office:document-meta>
</file>